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Segoe UI3" svg:font-family="'Segoe UI'" style:font-family-generic="swiss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48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font-name="Segoe UI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style:paragraph-properties fo:margin-left="0.318cm" fo:margin-right="0cm" fo:margin-top="0cm" fo:margin-bottom="0cm" fo:text-indent="-0.318cm" style:text-autospace="none"/>
    </style:style>
    <style:style style:name="P6" style:family="paragraph">
      <style:paragraph-properties fo:margin-left="0.318cm" fo:margin-right="0cm" fo:margin-top="0cm" fo:margin-bottom="0cm" fo:text-indent="0cm" style:text-autospace="none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2" fo:font-size="26pt" fo:font-weight="bold" style:font-name-asian="Segoe UI2" style:font-size-asian="10pt" style:font-weight-asian="bold" style:font-name-complex="Segoe UI2" style:font-size-complex="10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.318cm" fo:margin-right="0cm" fo:margin-top="0cm" fo:margin-bottom="0cm" fo:text-align="start" fo:text-indent="-0.318cm" style:text-autospace="non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2" fo:font-size="10pt" fo:font-weight="bold" style:font-name-asian="Segoe UI2" style:font-size-asian="10pt" style:font-weight-asian="bold" style:font-name-complex="Segoe UI2" style:font-size-complex="10pt" style:font-weight-complex="bold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text-line-through-style="none" style:text-line-through-type="none" style:font-name="Segoe UI2" fo:font-size="10pt" fo:font-style="normal" fo:text-shadow="1pt 1pt" fo:font-weight="normal" style:font-name-asian="Segoe UI2" style:font-size-asian="10pt" style:font-style-asian="normal" style:font-weight-asian="normal" style:font-name-complex="Segoe UI2" style:font-size-complex="10pt" style:font-style-complex="normal" style:font-weight-complex="normal"/>
    </style:style>
    <style:style style:name="T1" style:family="text">
      <style:text-properties fo:color="#ffffff" style:font-name="Segoe UI" fo:font-size="26pt" fo:font-style="italic" fo:text-shadow="1pt 1pt" style:text-underline-style="solid" style:text-underline-width="auto" style:text-underline-color="font-color" fo:font-weight="normal" style:font-name-asian="Segoe UI2" style:font-size-asian="26pt" style:font-style-asian="italic" style:font-weight-asian="normal" style:font-name-complex="Segoe UI2" style:font-size-complex="26pt" style:font-style-complex="italic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name-asian="Segoe UI2" style:font-size-asian="28pt" style:font-style-asian="italic" style:font-weight-asian="normal" style:font-name-complex="Segoe UI2" style:font-size-complex="28pt" style:font-style-complex="italic" style:font-weight-complex="normal"/>
    </style:style>
    <style:style style:name="T3" style:family="text">
      <style:text-properties fo:color="#83caff" style:text-position="super 58%" style:font-name="Segoe UI2" fo:font-size="32pt" fo:font-style="italic" fo:text-shadow="1pt 1pt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4" style:family="text">
      <style:text-properties fo:color="#83caff" style:font-name="Segoe UI" fo:font-size="32pt" fo:font-style="italic" fo:text-shadow="1pt 1pt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5" style:family="text">
      <style:text-properties fo:color="#83caff" style:font-name="Segoe UI2" fo:font-size="32pt" fo:font-style="italic" fo:text-shadow="1pt 1pt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6" style:family="text">
      <style:text-properties fo:color="#ffffff" style:font-name="Segoe UI" fo:font-size="32pt" fo:font-style="italic" fo:text-shadow="1pt 1pt" style:font-name-asian="Segoe UI2" style:font-size-asian="32pt" style:font-style-asian="italic" style:font-name-complex="Segoe UI2" style:font-size-complex="32pt" style:font-style-complex="italic"/>
    </style:style>
    <style:style style:name="T7" style:family="text">
      <style:text-properties fo:color="#ffffff" style:font-name="Segoe UI2" fo:font-size="32pt" fo:font-style="italic" fo:text-shadow="1pt 1pt" fo:font-weight="bold" style:font-name-asian="Segoe UI2" style:font-size-asian="32pt" style:font-style-asian="italic" style:font-weight-asian="bold" style:font-name-complex="Segoe UI2" style:font-size-complex="32pt" style:font-style-complex="italic" style:font-weight-complex="bold"/>
    </style:style>
    <style:style style:name="T8" style:family="text">
      <style:text-properties fo:color="#83caff" style:text-position="super 58%" style:font-name="Segoe UI2" fo:font-size="32pt" fo:font-style="italic" fo:text-shadow="1pt 1pt" style:font-name-asian="Segoe UI2" style:font-size-asian="32pt" style:font-style-asian="italic" style:font-name-complex="Segoe UI2" style:font-size-complex="32pt" style:font-style-complex="italic"/>
    </style:style>
    <style:style style:name="T9" style:family="text">
      <style:text-properties fo:color="#83caff" style:font-name="Segoe UI" fo:font-size="32pt" fo:font-style="italic" fo:text-shadow="1pt 1pt" style:font-name-asian="Segoe UI2" style:font-size-asian="32pt" style:font-style-asian="italic" style:font-name-complex="Segoe UI2" style:font-size-complex="32pt" style:font-style-complex="italic"/>
    </style:style>
    <style:style style:name="T10" style:family="text">
      <style:text-properties fo:color="#ffffff" style:font-name="Segoe UI" fo:font-size="32pt" fo:font-style="normal" fo:text-shadow="1pt 1pt" fo:font-weight="normal" style:font-name-asian="Segoe UI2" style:font-size-asian="32pt" style:font-style-asian="normal" style:font-weight-asian="normal" style:font-name-complex="Segoe UI2" style:font-size-complex="32pt" style:font-style-complex="normal" style:font-weight-complex="normal"/>
    </style:style>
    <style:style style:name="T11" style:family="text">
      <style:text-properties fo:color="#ffffff" style:font-name="Segoe UI" fo:font-size="32pt" style:font-name-asian="Segoe UI2" style:font-size-asian="32pt" style:font-name-complex="Segoe UI2" style:font-size-complex="32pt"/>
    </style:style>
    <style:style style:name="T12" style:family="text">
      <style:text-properties fo:color="#83caff" style:text-position="super 58%" style:font-name="Segoe UI2" fo:font-size="32pt" fo:font-style="italic" style:font-name-asian="Segoe UI2" style:font-size-asian="32pt" style:font-style-asian="italic" style:font-name-complex="Segoe UI2" style:font-size-complex="32pt" style:font-style-complex="italic"/>
    </style:style>
    <style:style style:name="T13" style:family="text">
      <style:text-properties fo:color="#83caff" style:font-name="Segoe UI" fo:font-size="32pt" fo:font-style="italic" style:font-name-asian="Segoe UI2" style:font-size-asian="32pt" style:font-style-asian="italic" style:font-name-complex="Segoe UI2" style:font-size-complex="32pt" style:font-style-complex="italic"/>
    </style:style>
    <style:style style:name="T14" style:family="text">
      <style:text-properties fo:color="#83caff" style:font-name="Segoe UI2" fo:font-size="32pt" fo:font-style="italic" style:font-name-asian="Segoe UI2" style:font-size-asian="32pt" style:font-style-asian="italic" style:font-name-complex="Segoe UI2" style:font-size-complex="32pt" style:font-style-complex="italic"/>
    </style:style>
    <style:style style:name="T15" style:family="text">
      <style:text-properties fo:color="#83caff" style:text-position="super 58%" style:font-name="Segoe UI2" fo:font-size="32pt" fo:font-style="italic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16" style:family="text">
      <style:text-properties fo:color="#83caff" style:font-name="Segoe UI" fo:font-size="32pt" fo:font-style="italic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17" style:family="text">
      <style:text-properties fo:color="#ffffff" style:font-name="Segoe UI" fo:font-size="32pt" fo:font-weight="normal" style:font-name-asian="Segoe UI2" style:font-size-asian="32pt" style:font-weight-asian="normal" style:font-name-complex="Segoe UI2" style:font-size-complex="32pt" style:font-weight-complex="normal"/>
    </style:style>
    <style:style style:name="T18" style:family="text">
      <style:text-properties fo:color="#000000" style:font-name="Segoe UI2" fo:font-size="7pt" fo:font-style="italic" fo:font-weight="normal" style:font-name-asian="Segoe UI2" style:font-size-asian="7pt" style:font-style-asian="italic" style:font-weight-asian="normal" style:font-name-complex="Segoe UI2" style:font-size-complex="7pt" style:font-style-complex="italic" style:font-weight-complex="normal"/>
    </style:style>
    <style:style style:name="T19" style:family="text">
      <style:text-properties fo:color="#83caff" style:font-name="Segoe UI2" fo:font-size="32pt" fo:font-style="italic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20" style:family="text">
      <style:text-properties fo:color="#ffffff" style:text-line-through-style="none" style:text-line-through-type="none" style:font-name="Segoe UI" fo:font-size="32pt" fo:font-style="normal" fo:text-shadow="1pt 1pt" fo:font-weight="normal" style:font-name-asian="Segoe UI2" style:font-size-asian="32pt" style:font-style-asian="normal" style:font-weight-asian="normal" style:font-name-complex="Segoe UI2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2.774cm" svg:x="1.524cm" svg:y="0.508cm">
          <draw:text-box>
            <text:p text:style-name="P1"><text:span text:style-name="T1">Psalmody</text:span></text:p>
            <text:p text:style-name="P1"><text:span text:style-name="T2">Psalm 143:1–12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892cm" svg:height="6.263cm" svg:x="1.524cm" svg:y="0.508cm">
          <draw:text-box>
            <text:p text:style-name="P4"><text:span text:style-name="T3">1</text:span><text:span text:style-name="T4">Hear my prayer, O L</text:span><text:span text:style-name="T5">ORD</text:span><text:span text:style-name="T4">; give ear to my pleas <text:s text:c="2"/></text:span></text:p>
            <text:p text:style-name="P5"><text:span text:style-name="T4"><text:s/></text:span><text:span text:style-name="T4">for mercy!</text:span></text:p>
            <text:p text:style-name="P6"><text:span text:style-name="T6"><text:s text:c="5"/></text:span><text:span text:style-name="T6">In your faithfulness answer me, in your </text:span><text:span text:style-name="T7">|</text:span><text:span text:style-name="T6"> </text:span></text:p>
            <text:p text:style-name="P6"><text:span text:style-name="T6"><text:s text:c="5"/></text:span><text:span text:style-name="T6">righteousness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8" draw:layer="layout" svg:width="24.892cm" svg:height="9.269cm" svg:x="1.524cm" svg:y="0.508cm">
          <draw:text-box>
            <text:p text:style-name="P4"><text:span text:style-name="T3">2</text:span><text:span text:style-name="T5">Enter not into judgment with your servant,</text:span></text:p>
            <text:p text:style-name="P6"><text:span text:style-name="T6"><text:s text:c="6"/></text:span><text:span text:style-name="T6">for no one living is righteous before you.</text:span></text:p>
            <text:p text:style-name="P5"><text:span text:style-name="T8">3</text:span><text:span text:style-name="T9">For the enemy has pursued my soul; he has crushed my life to the ground;</text:span></text:p>
            <text:p text:style-name="P6"><text:span text:style-name="T6"><text:s text:c="5"/></text:span><text:span text:style-name="T6">he has made me sit in darkness like those </text:span></text:p>
            <text:p text:style-name="P7"><text:span text:style-name="T6"><text:s text:c="6"/></text:span><text:span text:style-name="T6">long dea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2" draw:layer="layout" svg:width="24.892cm" svg:height="7.766cm" svg:x="1.546cm" svg:y="0.378cm">
          <draw:text-box>
            <text:p text:style-name="P4"><text:span text:style-name="T3">4</text:span><text:span text:style-name="T4">Therefore my spirit faints with-in me;</text:span></text:p>
            <text:p text:style-name="P6"><text:span text:style-name="T10"><text:s text:c="5"/></text:span><text:span text:style-name="T10">my heart within me is appalled.</text:span></text:p>
            <text:p text:style-name="P10"><text:span text:style-name="T3">5</text:span><text:span text:style-name="T4">I remember the days of old; I meditate on all that you have done;</text:span></text:p>
            <text:p text:style-name="P6"><text:span text:style-name="T10"><text:s text:c="5"/></text:span><text:span text:style-name="T10">I ponder the work of your hand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8" draw:layer="layout" svg:width="24.892cm" svg:height="7.766cm" svg:x="1.546cm" svg:y="0.378cm">
          <draw:text-box>
            <text:p text:style-name="P4"><text:span text:style-name="T3">6</text:span><text:span text:style-name="T4">I stretch out my hands to you;</text:span></text:p>
            <text:p text:style-name="P5"><text:span text:style-name="T11"><text:s text:c="6"/></text:span><text:span text:style-name="T11">my soul thirsts for you like a parched land. </text:span><text:span text:style-name="T12">7</text:span><text:span text:style-name="T13">Answer me quickly, O L</text:span><text:span text:style-name="T14">ORD</text:span><text:span text:style-name="T13">! My spirit fails!</text:span></text:p>
            <text:p text:style-name="P6"><text:span text:style-name="T11"><text:s text:c="5"/></text:span><text:span text:style-name="T11">Hide not your face from me, lest I be like </text:span></text:p>
            <text:p text:style-name="P6"><text:span text:style-name="T11"><text:s text:c="5"/></text:span><text:span text:style-name="T11">those who go down to the pi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2" draw:layer="layout" svg:width="24.892cm" svg:height="6.263cm" svg:x="1.546cm" svg:y="0.378cm">
          <draw:text-box>
            <text:p text:style-name="P4"><text:span text:style-name="T15">8</text:span><text:span text:style-name="T16">Let me hear in the morning of your steadfast <text:s/></text:span></text:p>
            <text:p text:style-name="P6"><text:span text:style-name="T16">love, </text:span><text:span text:style-name="T13">for in you I trust.</text:span></text:p>
            <text:p text:style-name="P7"><text:span text:style-name="T17"><text:s text:c="6"/></text:span><text:span text:style-name="T17">Make me know the way I should go,</text:span></text:p>
            <text:p text:style-name="P6"><text:span text:style-name="T17"><text:s text:c="5"/></text:span><text:span text:style-name="T17">for to you I lift up my sou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2" draw:layer="layout" svg:width="24.892cm" svg:height="7.766cm" svg:x="1.546cm" svg:y="0.378cm">
          <draw:text-box>
            <text:p text:style-name="P4"><text:span text:style-name="T18"><text:s/></text:span><text:span text:style-name="T15">9</text:span><text:span text:style-name="T16">Deliver me from my enemies, O L</text:span><text:span text:style-name="T19">ORD</text:span><text:span text:style-name="T16">!</text:span></text:p>
            <text:p text:style-name="P6"><text:span text:style-name="T17"><text:s text:c="5"/></text:span><text:span text:style-name="T17">I have fled to you for refuge!</text:span></text:p>
            <text:p text:style-name="P5"><text:span text:style-name="T15">10</text:span><text:span text:style-name="T16">Teach me to do your will, for you are my God!</text:span><text:span text:style-name="T19"> </text:span></text:p>
            <text:p text:style-name="P6"><text:span text:style-name="T17"><text:s text:c="5"/></text:span><text:span text:style-name="T17">Let your good Spirit lead me on level </text:span></text:p>
            <text:p text:style-name="P6"><text:span text:style-name="T17"><text:s text:c="5"/></text:span><text:span text:style-name="T17">ground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6" draw:text-style-name="P11" draw:layer="layout" svg:width="24.892cm" svg:height="4.76cm" svg:x="1.546cm" svg:y="0.378cm">
          <draw:text-box>
            <text:p text:style-name="P4"><text:span text:style-name="T15">11</text:span><text:span text:style-name="T16">For your name’s sake, O L</text:span><text:span text:style-name="T19">ORD</text:span><text:span text:style-name="T16">, preserve my life!</text:span></text:p>
            <text:p text:style-name="P6"><text:span text:style-name="T11"><text:s text:c="6"/></text:span><text:span text:style-name="T11">In your righteousness bring my soul out of </text:span></text:p>
            <text:p text:style-name="P7"><text:span text:style-name="T11"><text:s text:c="7"/></text:span><text:span text:style-name="T11">troubl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" draw:text-style-name="P12" draw:layer="layout" svg:width="24.892cm" svg:height="6.734cm" svg:x="1.546cm" svg:y="0.378cm">
          <draw:text-box>
            <text:p text:style-name="P4"><text:span text:style-name="T20">C: Glory be to the Father and to the Son</text:span></text:p>
            <text:p text:style-name="P4"><text:span text:style-name="T20"><text:s text:c="4"/></text:span><text:span text:style-name="T20">and to the Holy Spirit; </text:span></text:p>
            <text:p text:style-name="P4"><text:span text:style-name="T20"><text:s text:c="4"/></text:span><text:span text:style-name="T20">as it was in the beginning, is now,</text:span></text:p>
            <text:p text:style-name="P4"><text:span text:style-name="T20"><text:s text:c="4"/></text:span><text:span text:style-name="T20">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Segoe UI3" svg:font-family="'Segoe UI'" style:font-family-generic="swiss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2T10:53:49.562000000</meta:creation-date>
    <dc:date>2016-05-13T20:41:01.503000000</dc:date>
    <meta:editing-duration>PT37M34S</meta:editing-duration>
    <meta:editing-cycles>3</meta:editing-cycles>
    <meta:generator>LibreOffice/5.1.2.2$Windows_X86_64 LibreOffice_project/d3bf12ecb743fc0d20e0be0c58ca359301eb705f</meta:generator>
    <meta:document-statistic meta:object-count="48"/>
  </office:meta>
</office:document-meta>
</file>